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00002_partials_benchmark avx2</text:p>
          </table:table-cell>
          <table:covered-table-cell/>
          <table:table-cell table:style-name="ce1" office:value-type="string" calcext:value-type="string" table:number-columns-spanned="2" table:number-rows-spanned="1">
            <text:p>00002_partials_ODDS_benchmark avx512f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GCC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Int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786" calcext:value-type="float">
            <text:p>7,4786</text:p>
          </table:table-cell>
          <table:table-cell office:value-type="float" office:value="8.224" calcext:value-type="float">
            <text:p>8,224</text:p>
          </table:table-cell>
          <table:table-cell office:value-type="float" office:value="4.4513" calcext:value-type="float">
            <text:p>4,4513</text:p>
          </table:table-cell>
          <table:table-cell office:value-type="float" office:value="4.3768" calcext:value-type="float">
            <text:p>4,3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895" calcext:value-type="float">
            <text:p>7,4895</text:p>
          </table:table-cell>
          <table:table-cell office:value-type="float" office:value="8.2252" calcext:value-type="float">
            <text:p>8,2252</text:p>
          </table:table-cell>
          <table:table-cell office:value-type="float" office:value="4.3874" calcext:value-type="float">
            <text:p>4,3874</text:p>
          </table:table-cell>
          <table:table-cell office:value-type="float" office:value="4.3557" calcext:value-type="float">
            <text:p>4,35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4711" calcext:value-type="float">
            <text:p>7,4711</text:p>
          </table:table-cell>
          <table:table-cell office:value-type="float" office:value="8.2204" calcext:value-type="float">
            <text:p>8,2204</text:p>
          </table:table-cell>
          <table:table-cell office:value-type="float" office:value="4.3867" calcext:value-type="float">
            <text:p>4,3867</text:p>
          </table:table-cell>
          <table:table-cell office:value-type="float" office:value="4.3603" calcext:value-type="float">
            <text:p>4,3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487" calcext:value-type="float">
            <text:p>7,487</text:p>
          </table:table-cell>
          <table:table-cell office:value-type="float" office:value="8.2187" calcext:value-type="float">
            <text:p>8,2187</text:p>
          </table:table-cell>
          <table:table-cell office:value-type="float" office:value="4.3848" calcext:value-type="float">
            <text:p>4,3848</text:p>
          </table:table-cell>
          <table:table-cell office:value-type="float" office:value="4.357" calcext:value-type="float">
            <text:p>4,3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4838" calcext:value-type="float">
            <text:p>7,4838</text:p>
          </table:table-cell>
          <table:table-cell office:value-type="float" office:value="8.2372" calcext:value-type="float">
            <text:p>8,2372</text:p>
          </table:table-cell>
          <table:table-cell office:value-type="float" office:value="4.3915" calcext:value-type="float">
            <text:p>4,3915</text:p>
          </table:table-cell>
          <table:table-cell office:value-type="float" office:value="4.3602" calcext:value-type="float">
            <text:p>4,36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4862" calcext:value-type="float">
            <text:p>7,4862</text:p>
          </table:table-cell>
          <table:table-cell office:value-type="float" office:value="8.2776" calcext:value-type="float">
            <text:p>8,2776</text:p>
          </table:table-cell>
          <table:table-cell office:value-type="float" office:value="4.3804" calcext:value-type="float">
            <text:p>4,3804</text:p>
          </table:table-cell>
          <table:table-cell office:value-type="float" office:value="4.3556" calcext:value-type="float">
            <text:p>4,3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4822" calcext:value-type="float">
            <text:p>7,4822</text:p>
          </table:table-cell>
          <table:table-cell office:value-type="float" office:value="8.2276" calcext:value-type="float">
            <text:p>8,2276</text:p>
          </table:table-cell>
          <table:table-cell office:value-type="float" office:value="4.3929" calcext:value-type="float">
            <text:p>4,3929</text:p>
          </table:table-cell>
          <table:table-cell office:value-type="float" office:value="4.3587" calcext:value-type="float">
            <text:p>4,35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05" calcext:value-type="float">
            <text:p>7,505</text:p>
          </table:table-cell>
          <table:table-cell office:value-type="float" office:value="8.2251" calcext:value-type="float">
            <text:p>8,2251</text:p>
          </table:table-cell>
          <table:table-cell office:value-type="float" office:value="4.3887" calcext:value-type="float">
            <text:p>4,3887</text:p>
          </table:table-cell>
          <table:table-cell office:value-type="float" office:value="4.3579" calcext:value-type="float">
            <text:p>4,35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4908" calcext:value-type="float">
            <text:p>7,4908</text:p>
          </table:table-cell>
          <table:table-cell office:value-type="float" office:value="8.223" calcext:value-type="float">
            <text:p>8,223</text:p>
          </table:table-cell>
          <table:table-cell office:value-type="float" office:value="4.394" calcext:value-type="float">
            <text:p>4,394</text:p>
          </table:table-cell>
          <table:table-cell office:value-type="float" office:value="4.3713" calcext:value-type="float">
            <text:p>4,37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4857" calcext:value-type="float">
            <text:p>7,4857</text:p>
          </table:table-cell>
          <table:table-cell office:value-type="float" office:value="8.2245" calcext:value-type="float">
            <text:p>8,2245</text:p>
          </table:table-cell>
          <table:table-cell office:value-type="float" office:value="4.3856" calcext:value-type="float">
            <text:p>4,3856</text:p>
          </table:table-cell>
          <table:table-cell office:value-type="float" office:value="4.348" calcext:value-type="float">
            <text:p>4,34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4:.B13])" office:value-type="float" office:value="7.48599" calcext:value-type="float">
            <text:p>7,48599</text:p>
          </table:table-cell>
          <table:table-cell table:style-name="ce2" table:formula="of:=AVERAGE([.C4:.C13])" office:value-type="float" office:value="8.23033" calcext:value-type="float">
            <text:p>8,23033</text:p>
          </table:table-cell>
          <table:table-cell table:style-name="ce2" table:formula="of:=AVERAGE([.D4:.D13])" office:value-type="float" office:value="4.39433" calcext:value-type="float">
            <text:p>4,39433</text:p>
          </table:table-cell>
          <table:table-cell table:style-name="ce2" table:formula="of:=AVERAGE([.E4:.E13])" office:value-type="float" office:value="4.36015" calcext:value-type="float">
            <text:p>4,360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00002_partials_benchmark avx512f (with AVX2)</text:p>
          </table:table-cell>
          <table:covered-table-cell/>
          <table:table-cell table:style-name="ce1" office:value-type="string" calcext:value-type="string" table:number-columns-spanned="2" table:number-rows-spanned="1">
            <text:p>00002_partials_benchmark avx512f (pure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GCC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Int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34" calcext:value-type="float">
            <text:p>4,134</text:p>
          </table:table-cell>
          <table:table-cell office:value-type="float" office:value="3.6176" calcext:value-type="float">
            <text:p>3,6176</text:p>
          </table:table-cell>
          <table:table-cell office:value-type="float" office:value="3.8959" calcext:value-type="float">
            <text:p>3,8959</text:p>
          </table:table-cell>
          <table:table-cell office:value-type="float" office:value="3.5196" calcext:value-type="float">
            <text:p>3,5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44" calcext:value-type="float">
            <text:p>4,144</text:p>
          </table:table-cell>
          <table:table-cell office:value-type="float" office:value="3.6063" calcext:value-type="float">
            <text:p>3,6063</text:p>
          </table:table-cell>
          <table:table-cell office:value-type="float" office:value="3.8914" calcext:value-type="float">
            <text:p>3,8914</text:p>
          </table:table-cell>
          <table:table-cell office:value-type="float" office:value="3.5254" calcext:value-type="float">
            <text:p>3,5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298" calcext:value-type="float">
            <text:p>4,1298</text:p>
          </table:table-cell>
          <table:table-cell office:value-type="float" office:value="3.6077" calcext:value-type="float">
            <text:p>3,6077</text:p>
          </table:table-cell>
          <table:table-cell office:value-type="float" office:value="3.8914" calcext:value-type="float">
            <text:p>3,8914</text:p>
          </table:table-cell>
          <table:table-cell office:value-type="float" office:value="3.5346" calcext:value-type="float">
            <text:p>3,53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343" calcext:value-type="float">
            <text:p>4,1343</text:p>
          </table:table-cell>
          <table:table-cell office:value-type="float" office:value="3.6011" calcext:value-type="float">
            <text:p>3,6011</text:p>
          </table:table-cell>
          <table:table-cell office:value-type="float" office:value="3.8939" calcext:value-type="float">
            <text:p>3,8939</text:p>
          </table:table-cell>
          <table:table-cell office:value-type="float" office:value="4.0218" calcext:value-type="float">
            <text:p>4,02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37" calcext:value-type="float">
            <text:p>4,137</text:p>
          </table:table-cell>
          <table:table-cell office:value-type="float" office:value="3.6047" calcext:value-type="float">
            <text:p>3,6047</text:p>
          </table:table-cell>
          <table:table-cell office:value-type="float" office:value="3.8957" calcext:value-type="float">
            <text:p>3,8957</text:p>
          </table:table-cell>
          <table:table-cell office:value-type="float" office:value="3.7074" calcext:value-type="float">
            <text:p>3,70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338" calcext:value-type="float">
            <text:p>4,1338</text:p>
          </table:table-cell>
          <table:table-cell office:value-type="float" office:value="3.6032" calcext:value-type="float">
            <text:p>3,6032</text:p>
          </table:table-cell>
          <table:table-cell office:value-type="float" office:value="3.8891" calcext:value-type="float">
            <text:p>3,8891</text:p>
          </table:table-cell>
          <table:table-cell office:value-type="float" office:value="3.735" calcext:value-type="float">
            <text:p>3,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1407" calcext:value-type="float">
            <text:p>4,1407</text:p>
          </table:table-cell>
          <table:table-cell office:value-type="float" office:value="3.6007" calcext:value-type="float">
            <text:p>3,6007</text:p>
          </table:table-cell>
          <table:table-cell office:value-type="float" office:value="3.8973" calcext:value-type="float">
            <text:p>3,8973</text:p>
          </table:table-cell>
          <table:table-cell office:value-type="float" office:value="3.5353" calcext:value-type="float">
            <text:p>3,53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1316" calcext:value-type="float">
            <text:p>4,1316</text:p>
          </table:table-cell>
          <table:table-cell office:value-type="float" office:value="3.6035" calcext:value-type="float">
            <text:p>3,6035</text:p>
          </table:table-cell>
          <table:table-cell office:value-type="float" office:value="3.8939" calcext:value-type="float">
            <text:p>3,8939</text:p>
          </table:table-cell>
          <table:table-cell office:value-type="float" office:value="3.5255" calcext:value-type="float">
            <text:p>3,5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1396" calcext:value-type="float">
            <text:p>4,1396</text:p>
          </table:table-cell>
          <table:table-cell office:value-type="float" office:value="3.6232" calcext:value-type="float">
            <text:p>3,6232</text:p>
          </table:table-cell>
          <table:table-cell office:value-type="float" office:value="3.8915" calcext:value-type="float">
            <text:p>3,8915</text:p>
          </table:table-cell>
          <table:table-cell office:value-type="float" office:value="3.5683" calcext:value-type="float">
            <text:p>3,5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406" calcext:value-type="float">
            <text:p>4,1406</text:p>
          </table:table-cell>
          <table:table-cell office:value-type="float" office:value="3.5972" calcext:value-type="float">
            <text:p>3,5972</text:p>
          </table:table-cell>
          <table:table-cell office:value-type="float" office:value="3.8967" calcext:value-type="float">
            <text:p>3,8967</text:p>
          </table:table-cell>
          <table:table-cell office:value-type="float" office:value="3.5591" calcext:value-type="float">
            <text:p>3,559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18:.B27])" office:value-type="float" office:value="4.13654" calcext:value-type="float">
            <text:p>4,13654</text:p>
          </table:table-cell>
          <table:table-cell table:style-name="ce2" table:formula="of:=AVERAGE([.C18:.C27])" office:value-type="float" office:value="3.60652" calcext:value-type="float">
            <text:p>3,60652</text:p>
          </table:table-cell>
          <table:table-cell table:style-name="ce2" table:formula="of:=AVERAGE([.D18:.D27])" office:value-type="float" office:value="3.89368" calcext:value-type="float">
            <text:p>3,89368</text:p>
          </table:table-cell>
          <table:table-cell table:style-name="ce2" table:formula="of:=AVERAGE([.E18:.E27])" office:value-type="float" office:value="3.6232" calcext:value-type="float">
            <text:p>3,6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9:05:48.071290398</meta:creation-date>
    <dc:date>2017-08-26T19:28:36.772686514</dc:date>
    <meta:editing-duration>PT4M37S</meta:editing-duration>
    <meta:editing-cycles>1</meta:editing-cycles>
    <meta:document-statistic meta:table-count="1" meta:cell-count="122" meta:object-count="0"/>
    <meta:generator>LibreOffice/5.1.6.2$Linux_X86_64 LibreOffice_project/10m0$Build-2</meta:generator>
  </office:meta>
</office:document-meta>
</file>